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f53" officeooo:paragraph-rsid="00019f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: Lucas Cervencove, Luiz Henrique Rocha, Gabriel Bevilacqua</text:p>
      <text:p text:style-name="P1"/>
      <text:p text:style-name="P1">Robô: Ev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2-08-19T16:57:05.389000000</dc:date>
    <meta:editing-duration>PT1M4S</meta:editing-duration>
    <meta:editing-cycles>1</meta:editing-cycles>
    <meta:document-statistic meta:table-count="0" meta:image-count="0" meta:object-count="0" meta:page-count="1" meta:paragraph-count="2" meta:word-count="10" meta:character-count="79" meta:non-whitespace-character-count="71"/>
  </office:meta>
</office:document-meta>
</file>